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string" calcext:value-type="string">
            <text:p>Standard GRU</text:p>
          </table:table-cell>
          <table:table-cell office:value-type="float" office:value="84.7" calcext:value-type="float">
            <text:p>84.7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string" calcext:value-type="string">
            <text:p>Bi-LSTM</text:p>
          </table:table-cell>
          <table:table-cell office:value-type="float" office:value="64.2" calcext:value-type="float">
            <text:p>64.2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Bi-GRU</text:p>
          </table:table-cell>
          <table:table-cell office:value-type="float" office:value="88.2" calcext:value-type="float">
            <text:p>88.2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Learning Param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7" calcext:value-type="float">
            <text:p>57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Dropout Prob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string" calcext:value-type="string">
            <text:p>.7,.3</text:p>
          </table:table-cell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.5,.5</text:p>
          </table:table-cell>
          <table:table-cell office:value-type="float" office:value="75.4" calcext:value-type="float">
            <text:p>75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Recurrent Cell dim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.4" calcext:value-type="float">
            <text:p>75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.4" calcext:value-type="float">
            <text:p>82.4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string" calcext:value-type="string">
            <text:p>RMSProp</text:p>
          </table:table-cell>
          <table:table-cell office:value-type="float" office:value="41.4" calcext:value-type="float">
            <text:p>41.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75.4" calcext:value-type="float">
            <text:p>75.4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01:15:10.868096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8:46:11.345078021</meta:creation-date>
    <dc:date>2019-04-19T19:53:11.312415001</dc:date>
    <meta:editing-duration>PT9M26S</meta:editing-duration>
    <meta:editing-cycles>1</meta:editing-cycles>
    <meta:generator>LibreOffice/6.1.6.3$Linux_X86_64 LibreOffice_project/10$Build-3</meta:generator>
    <meta:document-statistic meta:table-count="1" meta:cell-count="48" meta:object-count="0"/>
  </office:meta>
</office:document-meta>
</file>